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3" style:parent-style-name="Normale" style:family="paragraph">
      <style:paragraph-properties fo:margin-top="0.0694in" fo:margin-bottom="0.0694in" fo:line-height="100%"/>
    </style:style>
    <style:style style:name="T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7"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9"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1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1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3" style:parent-style-name="Normale" style:family="paragraph">
      <style:paragraph-properties fo:margin-top="0.0694in" fo:margin-bottom="0.0694in" fo:line-height="100%"/>
    </style:style>
    <style:style style:name="T1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5"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1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7"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1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9"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2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1"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22" style:parent-style-name="Normale" style:family="paragraph">
      <style:paragraph-properties fo:margin-top="0.0694in" fo:margin-bottom="0.0694in" fo:line-height="100%"/>
    </style:style>
    <style:style style:name="T2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2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6"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2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8"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2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0"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3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2"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3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4"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3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7" style:parent-style-name="Normale" style:list-style-name="LFO1" style:family="paragraph">
      <style:paragraph-properties fo:margin-top="0.0694in" fo:margin-bottom="0.0694in" fo:line-height="100%"/>
    </style:style>
    <style:style style:name="T3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0" style:parent-style-name="Normale" style:list-style-name="LFO1" style:family="paragraph">
      <style:paragraph-properties fo:margin-top="0.0694in" fo:margin-bottom="0.0694in" fo:line-height="100%"/>
    </style:style>
    <style:style style:name="T4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3" style:parent-style-name="Normale" style:list-style-name="LFO1" style:family="paragraph">
      <style:paragraph-properties fo:margin-top="0.0694in" fo:margin-bottom="0.0694in" fo:line-height="100%"/>
    </style:style>
    <style:style style:name="T4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6"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4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8"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49" style:parent-style-name="Normale" style:family="paragraph">
      <style:paragraph-properties fo:margin-top="0.0694in" fo:margin-bottom="0.0694in" fo:line-height="100%"/>
    </style:style>
    <style:style style:name="T5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1"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5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3" style:parent-style-name="Car.predefinitoparagrafo"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language-asian="it" style:country-asian="IT"/>
    </style:style>
    <style:style style:name="T5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5"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5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7" style:parent-style-name="Normale" style:list-style-name="LFO2" style:family="paragraph">
      <style:paragraph-properties fo:margin-top="0.0694in" fo:margin-bottom="0.0694in" fo:line-height="100%"/>
    </style:style>
    <style:style style:name="T5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0" style:parent-style-name="Normale" style:list-style-name="LFO2" style:family="paragraph">
      <style:paragraph-properties fo:margin-top="0.0694in" fo:margin-bottom="0.0694in" fo:line-height="100%"/>
    </style:style>
    <style:style style:name="T6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3" style:parent-style-name="Normale" style:list-style-name="LFO2" style:family="paragraph">
      <style:paragraph-properties fo:margin-top="0.0694in" fo:margin-bottom="0.0694in" fo:line-height="100%"/>
    </style:style>
    <style:style style:name="T6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p text:style-name="P1">Il problema della dimensionalità, noto anche come "la maledizione della dimensionalità", si riferisce alle difficoltà che sorgono quando si lavora con dati in spazi ad alta dimensionalità. Questo termine fu usato per la prima volta da R. Bellman nel 1957 nel suo libro "Dynamic Programming".</text:p>
      <text:h text:style-name="P2" text:outline-level="2">Spazi ad alta dimensionalità vuoti</text:h>
      <text:p text:style-name="P3"><text:span text:style-name="T4">Un problema chiave con gli spazi ad alta dimensionalità è che sono per lo più vuoti. Per catturare un vicinato che rappresenta una frazione<text:s/></text:span><text:span text:style-name="T5">s</text:span><text:span text:style-name="T6"><text:s/>del volume di un ipercubo con lati di lunghezza 1, la lunghezza del lato del vicinato deve essere<text:s/></text:span><text:span text:style-name="T7">s</text:span><text:span text:style-name="T8">1/</text:span><text:span text:style-name="T9">p</text:span><text:span text:style-name="T10">, dove<text:s/></text:span><text:span text:style-name="T11">p</text:span><text:span text:style-name="T12"><text:s/>è la dimensione. Ad esempio, per catturare il 10% del volume di un ipercubo 10-dimensionale, è necessario un vicinato con lati di lunghezza 0,63 - cioè, ogni lato deve coprire il 63% della dimensione! Se si volesse solo l'1% del volume, la lunghezza del lato sarebbe 0,8. Man mano che la dimensione aumenta, la quantità di dati necessari per popolare lo spazio aumenta esponenzialmente.</text:span></text:p>
      <text:p text:style-name="P13"><text:span text:style-name="T14">Di conseguenza, i punti dati negli spazi ad alta dimensionalità tendono ad essere isolati. Il volume di un ipercubo con lunghezza del lato<text:s/></text:span><text:span text:style-name="T15">r</text:span><text:span text:style-name="T16"><text:s/>è<text:s/></text:span><text:span text:style-name="T17">rp</text:span><text:span text:style-name="T18">, che diventa molto piccolo al crescere di<text:s/></text:span><text:span text:style-name="T19">p</text:span><text:span text:style-name="T20">. Ciò significa che la probabilità di catturare punti dal database in un dato vicinato diventa molto piccola.</text:span></text:p>
      <text:h text:style-name="P21" text:outline-level="2">Punti isolati</text:h>
      <text:p text:style-name="P22"><text:span text:style-name="T23">La distanza media al quadrato tra due punti<text:s/></text:span><text:span text:style-name="T24">X</text:span><text:span text:style-name="T25"><text:s/>e<text:s/></text:span><text:span text:style-name="T26">Y</text:span><text:span text:style-name="T27"><text:s/>distribuiti uniformemente in un ipercubo unitario<text:s/></text:span><text:span text:style-name="T28">p</text:span><text:span text:style-name="T29">-dimensionale è<text:s/></text:span><text:span text:style-name="T30">p</text:span><text:span text:style-name="T31">/6, con una deviazione standard approssimativamente uguale a 0,2√</text:span><text:span text:style-name="T32">p</text:span><text:span text:style-name="T33">. Ciò significa che al crescere di<text:s/></text:span><text:span text:style-name="T34">p</text:span><text:span text:style-name="T35">, anche la distanza tipica tra due punti qualsiasi aumenta, il che porta a punti dati isolati nello spazio.</text:span></text:p>
      <text:p text:style-name="P36">Questo fenomeno ha diverse conseguenze:</text:p>
      <text:list text:style-name="LFO1" text:continue-numbering="true">
        <text:list-item>
          <text:p text:style-name="P37"><text:span text:style-name="T38">I quartieri non sono più locali.</text:span><text:span text:style-name="T39"><text:s/>Poiché i punti dati sono così distanti, il concetto di "vicinato" perde il suo significato tradizionale. Un vicinato che contiene una frazione significativa del volume dello spazio conterrà probabilmente anche una frazione significativa dei punti dati, rendendolo non informativo.</text:span></text:p>
        </text:list-item>
        <text:list-item>
          <text:p text:style-name="P40"><text:span text:style-name="T41">I campioni sono più vicini a un bordo dello spazio campionario rispetto ad altri campioni.</text:span><text:span text:style-name="T42"><text:s/>Questo rende la previsione molto più difficile, poiché il modello deve estrapolare dai punti campione vicini piuttosto che interpolare tra loro. Ad esempio, con 500 campioni in uno spazio 10-dimensionale, è probabile che la mediana dei punti dati sia più vicina al bordo della palla che al centro.</text:span></text:p>
        </text:list-item>
        <text:list-item>
          <text:p text:style-name="P43"><text:span text:style-name="T44">La maggior parte della massa di una distribuzione gaussiana si trova in aree in cui la densità è estremamente piccola.</text:span><text:span text:style-name="T45"><text:s/>La massa della distribuzione gaussiana standard è massima ad una distanza di √(</text:span><text:span text:style-name="T46">p</text:span><text:span text:style-name="T47"><text:s/>- 1) dall'origine, ma la densità in questo punto è molto piccola rispetto alla densità al centro della distribuzione.</text:span></text:p>
        </text:list-item>
      </text:list>
      <text:h text:style-name="P48" text:outline-level="2">Maledizione della dimensionalità nelle matrici di covarianza</text:h>
      <text:p text:style-name="P49"><text:span text:style-name="T50">La maledizione della dimensionalità colpisce anche le matrici di covarianza del campione, che sono utilizzate in molte tecniche statistiche. Anche se la legge forte dei grandi numeri garantisce che gli elementi di una matrice di covarianza del campione convergono ai corrispondenti elementi della vera matrice di covarianza al crescere della dimensione del campione, questo non vale quando sia la dimensione del campione (</text:span><text:span text:style-name="T51">n</text:span><text:span text:style-name="T52">) sia la dimensione (</text:span><text:span text:style-name="T53">p</text:span><text:span text:style-name="T54">) tendono all'infinito con un rapporto fisso. In questo caso, gli autovalori della matrice di covarianza del campione non convergono agli autovalori della vera matrice di covarianza, il che può portare a stime imprecise.</text:span></text:p>
      <text:soft-page-break/>
      <text:h text:style-name="P55" text:outline-level="2">Evitare la maledizione della dimensionalità</text:h>
      <text:p text:style-name="P56">Esistono diversi modi per evitare la maledizione della dimensionalità, tra cui:</text:p>
      <text:list text:style-name="LFO2" text:continue-numbering="true">
        <text:list-item>
          <text:p text:style-name="P57"><text:span text:style-name="T58">Riduzione della dimensionalità:</text:span><text:span text:style-name="T59"><text:s/>Questo comporta la riduzione della dimensionalità dei dati a un numero inferiore di dimensioni significative.</text:span></text:p>
        </text:list-item>
        <text:list-item>
          <text:p text:style-name="P60"><text:span text:style-name="T61">Regolarizzazione:</text:span><text:span text:style-name="T62"><text:s/>Ciò comporta l'aggiunta di una penalità alla funzione di stima per impedire l'overfitting.</text:span></text:p>
        </text:list-item>
        <text:list-item>
          <text:p text:style-name="P63"><text:span text:style-name="T64">Modelli parsimoniosi:</text:span><text:span text:style-name="T65"><text:s/>Questi modelli fanno ipotesi restrittive sui dati per ridurre il numero di parametri da stimare.</text:span></text:p>
        </text:list-item>
      </text:list>
      <text:p text:style-name="P66">Questi metodi mirano a mitigare gli effetti negativi dell'alta dimensionalità e migliorare l'accuratezza e l'affidabilità dei modelli statistici.</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corsivo" style:display-name="Enfasi (corsivo)" style:family="text" style:parent-style-name="Car.predefinitoparagrafo">
      <style:text-properties fo:font-style="italic" style:font-style-asian="italic" style:font-style-complex="italic"/>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6T10:51:00Z</meta:creation-date>
    <dc:date>2024-06-16T10:52:00Z</dc:date>
    <meta:template xlink:href="Normal" xlink:type="simple"/>
    <meta:editing-cycles>1</meta:editing-cycles>
    <meta:editing-duration>PT60S</meta:editing-duration>
    <meta:document-statistic meta:page-count="2" meta:paragraph-count="8" meta:word-count="602" meta:character-count="4029" meta:row-count="28" meta:non-whitespace-character-count="3435"/>
  </office:meta>
</office:document-meta>
</file>